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draw:fill-color="#006600" draw:textarea-horizontal-align="justify" draw:textarea-vertical-align="middle" draw:auto-grow-height="false" fo:min-height="0.5cm" fo:min-width="3.183cm"/>
    </style:style>
    <style:style style:name="gr3" style:family="graphic" style:parent-style-name="standard">
      <style:graphic-properties svg:stroke-color="#000000" draw:fill-color="#006600" draw:textarea-horizontal-align="justify" draw:textarea-vertical-align="middle" draw:auto-grow-height="false" fo:min-height="1.401cm" fo:min-width="3.183cm"/>
    </style:style>
    <style:style style:name="gr4" style:family="graphic" style:parent-style-name="standard">
      <style:graphic-properties svg:stroke-color="#000000" svg:stroke-opacity="100%" draw:fill-color="#006600" draw:opacity="100%" draw:textarea-horizontal-align="justify" draw:textarea-vertical-align="middle" draw:auto-grow-height="false" fo:min-height="1.401cm" fo:min-width="3.183cm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628cm" fo:min-width="1.913cm"/>
    </style:style>
    <style:style style:name="gr8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9" style:family="graphic" style:parent-style-name="standard">
      <style:graphic-properties draw:fill-color="#006600" draw:textarea-horizontal-align="justify" draw:textarea-vertical-align="middle" draw:auto-grow-height="false" fo:min-height="0.258cm" fo:min-width="2.2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7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0.89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6600" draw:textarea-horizontal-align="justify" draw:textarea-vertical-align="middle" draw:auto-grow-height="false" fo:min-height="1.401cm" fo:min-width="3.691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639cm" fo:min-width="2.8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0" style:family="graphic" style:parent-style-name="standard">
      <style:graphic-properties svg:stroke-color="#000000" draw:marker-start="Diamond" draw:textarea-vertical-align="middle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.639cm" fo:min-width="2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color="#000000" draw:marker-start="Diamond_20_unfille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/>
    </style:style>
    <style:style style:name="gr25" style:family="graphic" style:parent-style-name="standard">
      <style:graphic-properties draw:fill-color="#990000" draw:textarea-horizontal-align="justify" draw:textarea-vertical-align="middle" draw:auto-grow-height="false" fo:min-height="0.639cm" fo:min-width="3.564cm"/>
    </style:style>
    <style:style style:name="gr26" style:family="graphic" style:parent-style-name="standard">
      <style:graphic-properties draw:fill-color="#990000" draw:textarea-horizontal-align="justify" draw:textarea-vertical-align="middle" draw:auto-grow-height="false" fo:min-height="1.401cm" fo:min-width="3.691cm"/>
    </style:style>
    <style:style style:name="gr2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28" style:family="graphic" style:parent-style-name="standard">
      <style:graphic-properties draw:fill-color="#990000" draw:textarea-horizontal-align="justify" draw:textarea-vertical-align="middle" draw:auto-grow-height="false" fo:min-height="1.401cm" fo:min-width="3.183cm"/>
    </style:style>
    <style:style style:name="gr29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2.929cm"/>
    </style:style>
    <style:style style:name="gr30" style:family="graphic" style:parent-style-name="standard">
      <style:graphic-properties svg:stroke-color="#000000" svg:stroke-opacity="100%" draw:fill-color="#990000" draw:opacity="100%" draw:textarea-horizontal-align="justify" draw:textarea-vertical-align="middle" draw:auto-grow-height="false" fo:min-height="1.401cm" fo:min-width="3.183cm"/>
    </style:style>
    <style:style style:name="gr31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3.183cm"/>
    </style:style>
    <style:style style:name="gr3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/>
    </style:style>
    <style:style style:name="gr34" style:family="graphic" style:parent-style-name="standard">
      <style:graphic-properties svg:stroke-color="#ff3333" draw:marker-start="Arrow" draw:marker-end="" draw:textarea-vertical-align="middle"/>
    </style:style>
    <style:style style:name="gr35" style:family="graphic" style:parent-style-name="standard">
      <style:graphic-properties draw:fill-color="#006600" draw:textarea-horizontal-align="justify" draw:textarea-vertical-align="middle" draw:auto-grow-height="false" fo:min-height="0.639cm" fo:min-width="3.183cm"/>
    </style:style>
    <style:style style:name="gr36" style:family="graphic" style:parent-style-name="standard">
      <style:graphic-properties svg:stroke-color="#000000" draw:fill-color="#990000" draw:textarea-horizontal-align="justify" draw:textarea-vertical-align="middle" draw:auto-grow-height="false" fo:min-height="0.639cm" fo:min-width="3.564cm"/>
    </style:style>
    <style:style style:name="gr37" style:family="graphic" style:parent-style-name="standard">
      <style:graphic-properties draw:fill-color="#336699" draw:textarea-horizontal-align="justify" draw:textarea-vertical-align="middle" draw:auto-grow-height="false" fo:min-height="1.401cm" fo:min-width="3.691cm"/>
    </style:style>
    <style:style style:name="gr38" style:family="graphic" style:parent-style-name="standard">
      <style:graphic-properties draw:fill-color="#336699" draw:textarea-horizontal-align="justify" draw:textarea-vertical-align="middle" draw:auto-grow-height="false" fo:min-height="1.401cm" fo:min-width="3.183cm"/>
    </style:style>
    <style:style style:name="gr39" style:family="graphic" style:parent-style-name="standard">
      <style:graphic-properties svg:stroke-color="#000000" svg:stroke-opacity="100%" draw:fill-color="#336699" draw:opacity="100%" draw:textarea-horizontal-align="justify" draw:textarea-vertical-align="middle" draw:auto-grow-height="false" fo:min-height="1.401cm" fo:min-width="3.183cm"/>
    </style:style>
    <style:style style:name="gr40" style:family="graphic" style:parent-style-name="standard">
      <style:graphic-properties svg:stroke-color="#000000" draw:fill-color="#336699" draw:textarea-horizontal-align="justify" draw:textarea-vertical-align="middle" draw:auto-grow-height="false" fo:min-height="1.401cm" fo:min-width="3.183cm"/>
    </style:style>
    <style:style style:name="gr41" style:family="graphic" style:parent-style-name="standard">
      <style:graphic-properties svg:stroke-color="#0066cc" draw:marker-start="Arrow" draw:marker-end="Arrow" draw:textarea-vertical-align="middle"/>
    </style:style>
    <style:style style:name="gr42" style:family="graphic" style:parent-style-name="standard">
      <style:graphic-properties draw:fill-color="#990000" draw:textarea-horizontal-align="justify" draw:textarea-vertical-align="middle" draw:auto-grow-height="false" fo:min-height="0.512cm" fo:min-width="3.691cm"/>
    </style:style>
    <style:style style:name="gr43" style:family="graphic" style:parent-style-name="standard">
      <style:graphic-properties draw:fill-color="#006600" draw:textarea-horizontal-align="justify" draw:textarea-vertical-align="middle" draw:auto-grow-height="false" fo:min-height="0.512cm" fo:min-width="3.183cm"/>
    </style:style>
    <style:style style:name="gr44" style:family="graphic" style:parent-style-name="standard">
      <style:graphic-properties svg:stroke-color="#ff3333" draw:marker-end="Arrow" draw:textarea-vertical-align="middle"/>
    </style:style>
    <style:style style:name="gr45" style:family="graphic" style:parent-style-name="standard">
      <style:graphic-properties svg:stroke-color="#009900" draw:marker-end="Arrow" draw:textarea-vertical-align="middle"/>
    </style:style>
    <style:style style:name="gr46" style:family="graphic" style:parent-style-name="standard">
      <style:graphic-properties svg:stroke-color="#000000" draw:fill-color="#006600" draw:textarea-horizontal-align="justify" draw:textarea-vertical-align="middle" draw:auto-grow-height="false" fo:min-height="0.639cm" fo:min-width="3.183cm"/>
    </style:style>
    <style:style style:name="gr47" style:family="graphic" style:parent-style-name="standard">
      <style:graphic-properties svg:stroke-color="#000000" draw:fill-color="#336699" draw:textarea-horizontal-align="justify" draw:textarea-vertical-align="middle" draw:auto-grow-height="false" fo:min-height="0.639cm" fo:min-width="3.5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0.639cm" fo:min-width="4.58cm"/>
    </style:style>
    <style:style style:name="gr51" style:family="graphic" style:parent-style-name="standard">
      <style:graphic-properties draw:marker-start="Arrow" draw:marker-end="Arrow" draw:textarea-vertical-align="middle"/>
    </style:style>
    <style:style style:name="gr52" style:family="graphic" style:parent-style-name="standard">
      <style:graphic-properties draw:marker-start="Diamond_20_unfilled" draw:textarea-vertical-align="middle"/>
    </style:style>
    <style:style style:name="gr53" style:family="graphic" style:parent-style-name="standard">
      <style:graphic-properties svg:stroke-color="#b2b2b2" draw:fill-color="#ffcccc" draw:opacity="100%" draw:opacity-name="Transparency_20_5" draw:textarea-horizontal-align="justify" draw:textarea-vertical-align="middle" draw:auto-grow-height="false" fo:min-height="5.565cm" fo:min-width="8.39cm"/>
    </style:style>
    <style:style style:name="gr54" style:family="graphic" style:parent-style-name="standard">
      <style:graphic-properties svg:stroke-color="#b2b2b2" draw:fill-color="#ffff99" draw:opacity="100%" draw:opacity-name="Transparency_20_5" draw:textarea-horizontal-align="justify" draw:textarea-vertical-align="middle" draw:auto-grow-height="false" fo:min-height="5.973cm" fo:min-width="6.231cm"/>
    </style:style>
    <style:style style:name="gr55" style:family="graphic" style:parent-style-name="standard">
      <style:graphic-properties svg:stroke-color="#b2b2b2" draw:fill-color="#99ccff" draw:opacity="100%" draw:opacity-name="Transparency_20_5" draw:textarea-horizontal-align="justify" draw:textarea-vertical-align="middle" draw:auto-grow-height="false" fo:min-height="7.243cm" fo:min-width="6.358cm"/>
    </style:style>
    <style:style style:name="gr56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4cm"/>
    </style:style>
    <style:style style:name="gr58" style:family="graphic" style:parent-style-name="standard">
      <style:graphic-properties draw:fill-color="#ff9900" draw:textarea-horizontal-align="justify" draw:textarea-vertical-align="middle" draw:auto-grow-height="false" fo:min-height="1.401cm" fo:min-width="1.913cm"/>
    </style:style>
    <style:style style:name="gr59" style:family="graphic" style:parent-style-name="standard">
      <style:graphic-properties draw:fill-color="#007826" draw:textarea-horizontal-align="justify" draw:textarea-vertical-align="middle" draw:auto-grow-height="false" fo:min-height="3.56cm" fo:min-width="0.516cm"/>
    </style:style>
    <style:style style:name="gr60" style:family="graphic" style:parent-style-name="standard">
      <style:graphic-properties draw:textarea-horizontal-align="justify" draw:textarea-vertical-align="middle" draw:auto-grow-height="false" fo:min-height="4.511cm" fo:min-width="2.01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88cm"/>
    </style:style>
    <style:style style:name="gr66" style:family="graphic" style:parent-style-name="objectwithoutfill">
      <style:graphic-properties svg:stroke-color="#cc0066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cm"/>
    </style:style>
    <style:style style:name="gr68" style:family="graphic" style:parent-style-name="standard">
      <style:graphic-properties draw:fill-color="#00cc33" draw:textarea-horizontal-align="justify" draw:textarea-vertical-align="middle" draw:auto-grow-height="false" fo:min-height="1.401cm" fo:min-width="1.913cm"/>
    </style:style>
    <style:style style:name="gr69" style:family="graphic" style:parent-style-name="objectwithoutfill">
      <style:graphic-properties svg:stroke-color="#007826" draw:marker-end="Arrow" draw:marker-end-width="0.3cm" draw:fill="none" draw:textarea-vertical-align="middle"/>
    </style:style>
    <style:style style:name="gr70" style:family="graphic" style:parent-style-name="standard">
      <style:graphic-properties draw:textarea-horizontal-align="justify" draw:textarea-vertical-align="middle" draw:auto-grow-height="false" fo:min-height="1.553cm" fo:min-width="1.659cm"/>
    </style:style>
    <style:style style:name="gr71" style:family="graphic" style:parent-style-name="objectwithoutfill">
      <style:graphic-properties svg:stroke-color="#336699" draw:marker-end="Arrow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74" style:family="graphic" style:parent-style-name="standard">
      <style:graphic-properties draw:fill-color="#ffff00" draw:textarea-horizontal-align="justify" draw:textarea-vertical-align="middle" draw:auto-grow-height="false" fo:min-height="0cm" fo:min-width="3.501cm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1.362cm"/>
    </style:style>
    <style:style style:name="gr76" style:family="graphic" style:parent-style-name="standard">
      <style:graphic-properties draw:fill-color="#ff00ff" draw:textarea-horizontal-align="justify" draw:textarea-vertical-align="middle" draw:auto-grow-height="false" fo:min-height="0cm" fo:min-width="3.501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006600" draw:opacity="10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cc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99000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990000" draw:opacity="100%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336699"/>
      <style:paragraph-properties fo:text-align="center"/>
      <style:text-properties fo:color="#ffffff" fo:font-size="10pt" style:font-size-asian="10pt" style:font-size-complex="10pt"/>
    </style:style>
    <style:style style:name="P15" style:family="paragraph">
      <loext:graphic-properties draw:fill-color="#336699" draw:opacity="100%"/>
      <style:paragraph-properties fo:text-align="center"/>
      <style:text-properties fo:color="#ffffff" fo:font-size="10pt" style:font-size-asian="10pt" style:font-size-complex="10pt"/>
    </style:style>
    <style:style style:name="P16" style:family="paragraph">
      <loext:graphic-properties draw:fill-color="#ffcccc" draw:opacity="100%" draw:opacity-name="Transparency_20_5"/>
      <style:paragraph-properties fo:text-align="center"/>
    </style:style>
    <style:style style:name="P17" style:family="paragraph">
      <loext:graphic-properties draw:fill-color="#ffff99" draw:opacity="100%" draw:opacity-name="Transparency_20_5"/>
      <style:paragraph-properties fo:text-align="center"/>
    </style:style>
    <style:style style:name="P18" style:family="paragraph">
      <loext:graphic-properties draw:fill-color="#99ccff" draw:opacity="100%" draw:opacity-name="Transparency_20_5"/>
      <style:paragraph-properties fo:text-align="center"/>
    </style:style>
    <style:style style:name="P19" style:family="paragraph">
      <loext:graphic-properties draw:fill-color="#ff9900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007826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center"/>
      <style:text-properties fo:color="#cc0066" fo:font-size="10pt" style:font-size-asian="10pt" style:font-size-complex="10pt"/>
    </style:style>
    <style:style style:name="P23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fo:color="#007826" fo:font-size="10pt" style:font-size-asian="10pt" style:font-size-complex="10pt"/>
    </style:style>
    <style:style style:name="P25" style:family="paragraph">
      <loext:graphic-properties draw:fill="none" draw:fill-color="#ffffff"/>
      <style:paragraph-properties fo:text-align="center"/>
      <style:text-properties fo:color="#336699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>
      <loext:graphic-properties draw:fill-color="#ffff00"/>
      <style:paragraph-properties fo:text-align="center"/>
    </style:style>
    <style:style style:name="P28" style:family="paragraph">
      <loext:graphic-properties draw:fill-color="#ff00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c0066" fo:font-size="10pt" style:font-size-asian="10pt" style:font-size-complex="10pt"/>
    </style:style>
    <style:style style:name="T9" style:family="text">
      <style:text-properties fo:color="#007826" fo:font-size="10pt" style:font-size-asian="10pt" style:font-size-complex="10pt"/>
    </style:style>
    <style:style style:name="T10" style:family="text">
      <style:text-properties fo:color="#3366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683cm" svg:height="1.651cm" svg:x="1.635cm" svg:y="3.383cm">
          <text:p text:style-name="P1"><text:span text:style-name="T1">DeviceSampleSourc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683cm" svg:height="1.651cm" svg:x="18.773cm" svg:y="3.286cm">
          <text:p text:style-name="P1"><text:span text:style-name="T1">BasebandSampleSin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683cm" svg:height="0.75cm" svg:x="19.161cm" svg:y="9.509cm">
          <text:p text:style-name="P1"><text:span text:style-name="T1">DownChanneliz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1.651cm" svg:x="1.635cm" svg:y="11.414cm">
          <text:p text:style-name="P1"><text:span text:style-name="T1">File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683cm" svg:height="1.651cm" svg:x="15.986cm" svg:y="15.397cm">
          <text:p text:style-name="P1"><text:span text:style-name="T1">xxxAnalyzerSin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683cm" svg:height="1.651cm" svg:x="15.986cm" svg:y="13.619cm">
          <text:p text:style-name="P1"><text:span text:style-name="T1">xxxSinkSin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683cm" svg:height="1.651cm" svg:x="18.773cm" svg:y="5.826cm">
          <text:p text:style-name="P1"><text:span text:style-name="T1">X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683cm" svg:height="1.651cm" svg:x="1.635cm" svg:y="5.953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476cm" svg:y1="5.953cm" svg:x2="3.476cm" svg:y2="5.034cm" draw:start-shape="id1" draw:start-glue-point="0" draw:end-shape="id2" draw:end-glue-point="2" svg:d="M3476 5953v-919" svg:viewBox="0 0 1 920">
          <text:p/>
        </draw:connector>
        <draw:custom-shape draw:style-name="gr6" draw:text-style-name="P5" xml:id="id6" draw:id="id6" draw:layer="layout" svg:width="2.54cm" svg:height="0.889cm" svg:x="23.098cm" svg:y="14cm">
          <text:p text:style-name="P1"><text:span text:style-name="T1">Samples 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2.413cm" svg:height="0.878cm" svg:x="22.971cm" svg:y="15.778cm">
          <text:p text:style-name="P1"><text:span text:style-name="T1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9.669cm" svg:y1="16.222cm" svg:x2="22.971cm" svg:y2="16.217cm" draw:start-shape="id3" draw:start-glue-point="1" draw:end-shape="id4" draw:end-glue-point="3" svg:d="M19669 16222h1650v-5h1652" svg:viewBox="0 0 3303 6">
          <text:p/>
        </draw:connector>
        <draw:connector draw:style-name="gr8" draw:text-style-name="P4" draw:layer="layout" svg:x1="19.669cm" svg:y1="14.444cm" svg:x2="23.098cm" svg:y2="14.444cm" draw:start-shape="id5" draw:start-glue-point="1" draw:end-shape="id6" svg:d="M19669 14444h3429" svg:viewBox="0 0 3430 1">
          <text:p/>
        </draw:connector>
        <draw:custom-shape draw:style-name="gr9" draw:text-style-name="P2" xml:id="id9" draw:id="id9" draw:layer="layout" svg:width="2.794cm" svg:height="0.508cm" svg:x="24.742cm" svg:y="3.159cm">
          <text:p text:style-name="P1"><text:span text:style-name="T1">FileRecord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6" draw:layer="layout" svg:width="3.233cm" svg:height="0.658cm" svg:x="18.526cm" svg:y="17.891cm">
          <draw:text-box>
            <text:p><text:span text:style-name="T1">plugins/channelrx</text:span></text:p>
          </draw:text-box>
        </draw:frame>
        <draw:frame draw:style-name="gr11" draw:text-style-name="P6" draw:layer="layout" svg:width="2.42cm" svg:height="0.645cm" svg:x="9.967cm" svg:y="1.194cm">
          <draw:text-box>
            <text:p><text:span text:style-name="T1">sdrbase/dsp</text:span></text:p>
          </draw:text-box>
        </draw:frame>
        <draw:frame draw:style-name="gr12" draw:text-style-name="P6" draw:layer="layout" svg:width="3.937cm" svg:height="0.645cm" svg:x="2.524cm" svg:y="15.605cm">
          <draw:text-box>
            <text:p><text:span text:style-name="T1">plugi</text:span><text:span text:style-name="T1">ns/</text:span><text:span text:style-name="T1">samp</text:span><text:span text:style-name="T1">lesou</text:span><text:span text:style-name="T1">rce</text:span></text:p>
          </draw:text-box>
        </draw:frame>
        <draw:g xml:id="id11" draw:id="id11">
          <draw:custom-shape draw:style-name="gr13" draw:text-style-name="P7" draw:layer="layout" svg:width="1.397cm" svg:height="1.524cm" svg:x="7.177cm" svg:y="9.001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7.431cm" svg:y1="9.205cm" svg:x2="7.431cm" svg:y2="10.346cm">
            <text:p/>
          </draw:line>
        </draw:g>
        <draw:custom-shape draw:style-name="gr15" draw:text-style-name="P2" xml:id="id7" draw:id="id7" draw:layer="layout" svg:width="4.191cm" svg:height="1.651cm" svg:x="4.937cm" svg:y="1.381cm">
          <text:p text:style-name="P1"><text:span text:style-name="T1">DSPDeviceSourceEngin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.476cm" svg:y1="3.383cm" svg:x2="4.937cm" svg:y2="2.206cm" draw:start-shape="id2" draw:start-glue-point="0" draw:end-shape="id7" draw:end-glue-point="3" svg:d="M3476 3383v-1177h1461" svg:viewBox="0 0 1462 1178">
          <text:p/>
        </draw:connector>
        <draw:connector draw:style-name="gr8" draw:text-style-name="P4" draw:layer="layout" svg:x1="9.128cm" svg:y1="2.206cm" svg:x2="20.614cm" svg:y2="3.286cm" draw:start-shape="id7" draw:start-glue-point="1" draw:end-shape="id8" draw:end-glue-point="0" svg:d="M9128 2206h11486v1080" svg:viewBox="0 0 11487 1081">
          <text:p/>
        </draw:connector>
        <draw:custom-shape draw:style-name="gr16" draw:text-style-name="P8" xml:id="id10" draw:id="id10" draw:layer="layout" svg:width="3.302cm" svg:height="0.889cm" svg:x="24.488cm" svg:y="3.921cm">
          <text:p text:style-name="P1"><text:span text:style-name="T3">Spectrum display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4.742cm" svg:y1="3.413cm" svg:x2="22.456cm" svg:y2="4.111cm" draw:start-shape="id9" draw:start-glue-point="3" draw:end-shape="id8" svg:d="M24742 3413h-1143v698h-1143" svg:viewBox="0 0 2287 699">
          <text:p/>
        </draw:connector>
        <draw:connector draw:style-name="gr5" draw:text-style-name="P4" draw:layer="layout" svg:x1="24.488cm" svg:y1="4.365cm" svg:x2="22.456cm" svg:y2="4.111cm" draw:start-shape="id10" draw:start-glue-point="3" draw:end-shape="id8" draw:end-glue-point="1" svg:d="M24488 4365h-1016v-254h-1016" svg:viewBox="0 0 2033 255">
          <text:p/>
        </draw:connector>
        <draw:custom-shape draw:style-name="gr3" draw:text-style-name="P2" draw:layer="layout" svg:width="3.683cm" svg:height="1.651cm" svg:x="1.635cm" svg:y="9.636cm">
          <text:p text:style-name="P1"><text:span text:style-name="T1">Local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1.651cm" svg:x="1.635cm" svg:y="7.858cm">
          <text:p text:style-name="P1"><text:span text:style-name="T1">Remote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3.937cm" svg:height="0.725cm" svg:x="1.697cm" svg:y="16.462cm">
          <draw:text-box>
            <text:p><text:span text:style-name="T4">R</text:span><text:span text:style-name="T4">x </text:span><text:span text:style-name="T4">flo</text:span><text:span text:style-name="T4">w</text:span></text:p>
          </draw:text-box>
        </draw:frame>
        <draw:line draw:style-name="gr5" draw:text-style-name="P4" draw:layer="layout" svg:x1="20.551cm" svg:y1="5.826cm" svg:x2="20.551cm" svg:y2="4.937cm">
          <text:p/>
        </draw:line>
        <draw:custom-shape draw:style-name="gr3" draw:text-style-name="P2" xml:id="id12" draw:id="id12" draw:layer="layout" svg:width="3.683cm" svg:height="1.651cm" svg:x="6.08cm" svg:y="5.953cm">
          <text:p text:style-name="P1"><text:span text:style-name="T1">XxxInputThread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4cm" svg:height="1.039cm" svg:x="6.842cm" svg:y="10.648cm">
          <draw:text-box>
            <text:p><text:span text:style-name="T1">Half-band </text:span><text:span text:style-name="T1">decimators</text:span></text:p>
          </draw:text-box>
        </draw:frame>
        <draw:g xml:id="id13" draw:id="id13">
          <draw:custom-shape draw:style-name="gr13" draw:text-style-name="P7" draw:layer="layout" svg:width="1.397cm" svg:height="1.524cm" svg:x="23.86cm" svg:y="9.12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4.114cm" svg:y1="9.332cm" svg:x2="24.114cm" svg:y2="10.473cm">
            <text:p/>
          </draw:line>
        </draw:g>
        <draw:frame draw:style-name="gr19" draw:text-style-name="P6" draw:layer="layout" svg:width="2.54cm" svg:height="1.433cm" svg:x="25.511cm" svg:y="9.219cm">
          <draw:text-box>
            <text:p><text:span text:style-name="T1">Half-band </text:span><text:span text:style-name="T1">decimators</text:span></text:p>
            <text:p><text:span text:style-name="T1">chain</text:span></text:p>
          </draw:text-box>
        </draw:frame>
        <draw:connector draw:style-name="gr20" draw:text-style-name="P1" draw:layer="layout" svg:x1="7.875cm" svg:y1="9.001cm" svg:x2="7.921cm" svg:y2="7.604cm" draw:start-shape="id11" draw:start-glue-point="0" draw:end-shape="id12" draw:end-glue-point="2" svg:d="M7875 9001v-699h46v-698" svg:viewBox="0 0 47 1398">
          <text:p/>
        </draw:connector>
        <draw:connector draw:style-name="gr20" draw:text-style-name="P1" draw:layer="layout" svg:x1="23.86cm" svg:y1="9.89cm" svg:x2="22.844cm" svg:y2="9.884cm" draw:start-shape="id13" draw:start-glue-point="3" draw:end-shape="id14" draw:end-glue-point="1" svg:d="M23860 9890h-509v-6h-507" svg:viewBox="0 0 1017 7">
          <text:p/>
        </draw:connector>
        <draw:frame draw:style-name="gr18" draw:text-style-name="P6" draw:layer="layout" svg:width="2.54cm" svg:height="1.039cm" svg:x="11.506cm" svg:y="11.414cm">
          <draw:text-box>
            <text:p><text:span text:style-name="T1">Rational decimator</text:span></text:p>
          </draw:text-box>
        </draw:frame>
        <draw:connector draw:style-name="gr20" draw:text-style-name="P1" draw:layer="layout" svg:x1="6.08cm" svg:y1="6.778cm" svg:x2="5.318cm" svg:y2="6.778cm" draw:start-shape="id12" draw:start-glue-point="3" draw:end-shape="id1" draw:end-glue-point="1" svg:d="M6080 6778h-762" svg:viewBox="0 0 763 1">
          <text:p/>
        </draw:connector>
        <draw:g xml:id="id19" draw:id="id19">
          <draw:custom-shape draw:style-name="gr13" draw:text-style-name="P7" draw:layer="layout" svg:width="1.397cm" svg:height="1.524cm" svg:x="13.573cm" svg:y="11.1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13.827cm" svg:y1="11.364cm" svg:x2="13.827cm" svg:y2="12.505cm">
            <text:p/>
          </draw:line>
        </draw:g>
        <draw:custom-shape draw:style-name="gr3" draw:text-style-name="P2" draw:layer="layout" svg:width="3.683cm" svg:height="1.651cm" svg:x="1.635cm" svg:y="13.192cm">
          <text:p text:style-name="P1"><text:span text:style-name="T1">TestSourc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683cm" svg:height="1.651cm" svg:x="14.462cm" svg:y="7.712cm">
          <text:p text:style-name="P1"><text:span text:style-name="T1">XxxBaseban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6.303cm" svg:y1="7.712cm" svg:x2="18.773cm" svg:y2="6.651cm" draw:start-shape="id15" draw:start-glue-point="0" draw:end-shape="id16" draw:end-glue-point="3" svg:d="M16303 7712v-1061h2470" svg:viewBox="0 0 2471 1062">
          <text:p/>
        </draw:connector>
        <draw:connector draw:style-name="gr20" draw:text-style-name="P1" draw:layer="layout" svg:x1="21.002cm" svg:y1="9.509cm" svg:x2="18.145cm" svg:y2="8.537cm" draw:start-shape="id14" draw:start-glue-point="0" draw:end-shape="id15" draw:end-glue-point="1" svg:d="M21002 9509v-972h-2857" svg:viewBox="0 0 2858 973">
          <text:p/>
        </draw:connector>
        <draw:custom-shape draw:style-name="gr3" draw:text-style-name="P2" xml:id="id17" draw:id="id17" draw:layer="layout" svg:width="3.683cm" svg:height="1.651cm" svg:x="15.986cm" svg:y="11.16cm">
          <text:p text:style-name="P1"><text:span text:style-name="T1">xxxSink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7.827cm" svg:y1="11.16cm" svg:x2="19.161cm" svg:y2="9.884cm" draw:start-shape="id17" draw:end-shape="id14" draw:end-glue-point="3" svg:d="M17827 11160v-1276h1334" svg:viewBox="0 0 1335 1277">
          <text:p/>
        </draw:connector>
        <draw:custom-shape draw:style-name="gr21" draw:text-style-name="P5" xml:id="id18" draw:id="id18" draw:layer="layout" svg:width="3.429cm" svg:height="0.889cm" svg:x="21.828cm" svg:y="11.541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9.669cm" svg:y1="11.922cm" svg:x2="21.828cm" svg:y2="11.985cm" draw:end-shape="id18" svg:d="M19669 11922h829v63h1330" svg:viewBox="0 0 2160 64">
          <text:p/>
        </draw:connector>
        <draw:connector draw:style-name="gr20" draw:text-style-name="P1" draw:layer="layout" svg:x1="14.97cm" svg:y1="11.922cm" svg:x2="15.986cm" svg:y2="11.985cm" draw:start-shape="id19" draw:start-glue-point="1" draw:end-shape="id17" draw:end-glue-point="3" svg:d="M14970 11922h507v63h509" svg:viewBox="0 0 1017 64">
          <text:p/>
        </draw:connector>
        <draw:frame draw:style-name="gr22" draw:text-style-name="P10" draw:layer="layout" svg:width="1.035cm" svg:height="0.962cm" svg:x="17.129cm" svg:y="12.565cm">
          <draw:text-box>
            <text:p>...</text:p>
          </draw:text-box>
        </draw:frame>
        <draw:custom-shape draw:style-name="gr4" draw:text-style-name="P3" xml:id="id20" draw:id="id20" draw:layer="layout" svg:width="3.683cm" svg:height="1.651cm" svg:x="24.241cm" svg:y="6.08cm">
          <text:p text:style-name="P1"><text:span text:style-name="T1">Xxx</text:span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layout" svg:x1="22.456cm" svg:y1="6.651cm" svg:x2="24.241cm" svg:y2="6.905cm" draw:start-shape="id16" draw:start-glue-point="1" draw:end-shape="id20" draw:end-glue-point="3" svg:d="M22456 6651h892v254h893" svg:viewBox="0 0 1786 255">
          <text:p/>
        </draw:connector>
        <draw:frame draw:style-name="gr24" draw:text-style-name="P6" draw:layer="layout" svg:width="2.712cm" svg:height="0.645cm" svg:x="24.45cm" svg:y="5.435cm">
          <draw:text-box>
            <text:p><text:span text:style-name="T1">For GUI flavor</text:span></text:p>
          </draw:text-box>
        </draw:frame>
        <draw:frame draw:style-name="gr24" draw:text-style-name="P6" draw:layer="layout" svg:width="4.693cm" svg:height="0.645cm" svg:x="13.827cm" svg:y="5.943cm">
          <draw:text-box>
            <text:p><text:span text:style-name="T1">Delegates DSP </text:span><text:span text:style-name="T1">processing</text:span></text:p>
          </draw:text-box>
        </draw:frame>
      </draw:page>
      <draw:page draw:name="page2" draw:style-name="dp1" draw:master-page-name="Default">
        <draw:custom-shape draw:style-name="gr25" draw:text-style-name="P11" xml:id="id29" draw:id="id29" draw:layer="layout" svg:width="4.064cm" svg:height="0.889cm" svg:x="19.078cm" svg:y="10.6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6" draw:id="id26" draw:layer="layout" svg:width="4.191cm" svg:height="1.651cm" svg:x="19.415cm" svg:y="3.921cm">
          <text:p text:style-name="P1"><text:span text:style-name="T1">BasebandSampleSourc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31" draw:id="id31" draw:layer="layout" svg:width="1.397cm" svg:height="1.651cm" svg:x="10.828cm" svg:y="7.223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xml:id="id22" draw:id="id22" draw:layer="layout" svg:width="3.683cm" svg:height="1.651cm" svg:x="1.762cm" svg:y="4.594cm">
          <text:p text:style-name="P1"><text:span text:style-name="T1">DeviceSampleSink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1.209cm" svg:y1="8.493cm" svg:x2="11.209cm" svg:y2="7.35cm">
          <text:p/>
        </draw:line>
        <draw:custom-shape draw:style-name="gr29" draw:text-style-name="P11" draw:layer="layout" svg:width="3.429cm" svg:height="1.651cm" svg:x="1.762cm" svg:y="12.684cm">
          <text:p text:style-name="P1"><text:span text:style-name="T1">FileSink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5" draw:id="id25" draw:layer="layout" svg:width="3.683cm" svg:height="1.651cm" svg:x="19.669cm" svg:y="6.361cm">
          <text:p text:style-name="P1"><text:span text:style-name="T1">Xxx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21" draw:id="id21" draw:layer="layout" svg:width="3.683cm" svg:height="1.651cm" svg:x="1.762cm" svg:y="7.223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603cm" svg:y1="7.223cm" svg:x2="3.603cm" svg:y2="6.245cm" draw:start-shape="id21" draw:start-glue-point="0" draw:end-shape="id22" draw:end-glue-point="2" svg:d="M3603 7223v-978" svg:viewBox="0 0 1 979">
          <text:p/>
        </draw:connector>
        <draw:custom-shape draw:style-name="gr21" draw:text-style-name="P5" xml:id="id23" draw:id="id23" draw:layer="layout" svg:width="3.429cm" svg:height="0.889cm" svg:x="12.004cm" svg:y="12.119cm">
          <text:p text:style-name="P1"><text:span text:style-name="T1">Audio, text,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4" draw:layer="layout" svg:x1="15.433cm" svg:y1="12.563cm" svg:x2="16.622cm" svg:y2="12.612cm" draw:start-shape="id23" draw:start-glue-point="1" draw:end-shape="id24" draw:end-glue-point="3" svg:d="M15433 12563h594v49h595" svg:viewBox="0 0 1190 50">
          <text:p/>
        </draw:connector>
        <draw:connector draw:style-name="gr5" draw:text-style-name="P13" draw:layer="layout" svg:x1="21.51cm" svg:y1="6.361cm" svg:x2="21.51cm" svg:y2="5.572cm" draw:start-shape="id25" draw:start-glue-point="0" draw:end-shape="id26" draw:end-glue-point="2" svg:d="M21510 6361v-789" svg:viewBox="0 0 1 790">
          <text:p/>
        </draw:connector>
        <draw:frame draw:style-name="gr11" draw:text-style-name="P6" draw:layer="layout" svg:width="2.42cm" svg:height="0.645cm" svg:x="16.106cm" svg:y="1.381cm">
          <draw:text-box>
            <text:p><text:span text:style-name="T1">sdr</text:span><text:span text:style-name="T1">bas</text:span><text:span text:style-name="T1">e/</text:span><text:span text:style-name="T1">dsp</text:span></text:p>
          </draw:text-box>
        </draw:frame>
        <draw:frame draw:style-name="gr12" draw:text-style-name="P6" draw:layer="layout" svg:width="3.937cm" svg:height="0.645cm" svg:x="1.635cm" svg:y="16.484cm">
          <draw:text-box>
            <text:p><text:span text:style-name="T1">plug</text:span><text:span text:style-name="T1">ins/</text:span><text:span text:style-name="T1">sa</text:span><text:span text:style-name="T1">mpl</text:span><text:span text:style-name="T1">esin</text:span><text:span text:style-name="T1">k</text:span></text:p>
          </draw:text-box>
        </draw:frame>
        <draw:frame draw:style-name="gr33" draw:text-style-name="P6" draw:layer="layout" svg:width="3.211cm" svg:height="0.645cm" svg:x="20.776cm" svg:y="16.592cm">
          <draw:text-box>
            <text:p><text:span text:style-name="T1">plug</text:span><text:span text:style-name="T1">ins/</text:span><text:span text:style-name="T1">cha</text:span><text:span text:style-name="T1">nnel</text:span><text:span text:style-name="T1">tx</text:span></text:p>
          </draw:text-box>
        </draw:frame>
        <draw:frame draw:style-name="gr17" draw:text-style-name="P9" draw:layer="layout" svg:width="3.937cm" svg:height="0.725cm" svg:x="1.897cm" svg:y="17.372cm">
          <draw:text-box>
            <text:p><text:span text:style-name="T4">Tx </text:span><text:span text:style-name="T4">flo</text:span><text:span text:style-name="T4">w</text:span></text:p>
          </draw:text-box>
        </draw:frame>
        <draw:custom-shape draw:style-name="gr29" draw:text-style-name="P11" draw:layer="layout" svg:width="3.429cm" svg:height="1.651cm" svg:x="1.762cm" svg:y="10.906cm">
          <text:p text:style-name="P1"><text:span text:style-name="T1">LocalOutp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.429cm" svg:height="1.651cm" svg:x="1.762cm" svg:y="9.128cm">
          <text:p text:style-name="P1"><text:span text:style-name="T1">RemoteOutput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7" draw:id="id27" draw:layer="layout" svg:width="4.191cm" svg:height="1.651cm" svg:x="10.398cm" svg:y="1.889cm">
          <text:p text:style-name="P1"><text:span text:style-name="T1">DSPDeviceSinkEngine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3.603cm" svg:y1="4.594cm" svg:x2="10.398cm" svg:y2="2.714cm" draw:start-shape="id22" draw:start-glue-point="0" draw:end-shape="id27" draw:end-glue-point="3" svg:d="M3603 4594v-1880h6795" svg:viewBox="0 0 6796 1881">
          <text:p/>
        </draw:connector>
        <draw:connector draw:style-name="gr34" draw:text-style-name="P1" draw:layer="layout" svg:x1="14.589cm" svg:y1="2.714cm" svg:x2="21.51cm" svg:y2="3.921cm" draw:start-shape="id27" draw:start-glue-point="1" draw:end-shape="id26" draw:end-glue-point="0" svg:d="M14589 2714h6921v1207" svg:viewBox="0 0 6922 1208">
          <text:p/>
        </draw:connector>
        <draw:custom-shape draw:style-name="gr30" draw:text-style-name="P12" xml:id="id28" draw:id="id28" draw:layer="layout" svg:width="3.683cm" svg:height="1.651cm" svg:x="15.522cm" svg:y="8.712cm">
          <text:p text:style-name="P1"><text:span text:style-name="T1">XxxBaseband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4" draw:id="id24" draw:layer="layout" svg:width="3.683cm" svg:height="1.651cm" svg:x="16.622cm" svg:y="11.787cm">
          <text:p text:style-name="P1"><text:span text:style-name="T1">XxxSource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7.363cm" svg:y1="8.712cm" svg:x2="19.669cm" svg:y2="7.186cm" draw:start-shape="id28" draw:start-glue-point="0" draw:end-shape="id25" draw:end-glue-point="3" svg:d="M17363 8712v-1526h2306" svg:viewBox="0 0 2307 1527">
          <text:p/>
        </draw:connector>
        <draw:connector draw:style-name="gr20" draw:text-style-name="P1" draw:layer="layout" svg:x1="21.11cm" svg:y1="10.617cm" svg:x2="19.205cm" svg:y2="9.537cm" draw:start-shape="id29" draw:start-glue-point="0" draw:end-shape="id28" draw:end-glue-point="1" svg:d="M21110 10617v-1080h-1905" svg:viewBox="0 0 1906 1081">
          <text:p/>
        </draw:connector>
        <draw:connector draw:style-name="gr20" draw:text-style-name="P1" draw:layer="layout" svg:x1="20.305cm" svg:y1="12.612cm" svg:x2="21.11cm" svg:y2="11.506cm" draw:start-shape="id24" draw:start-glue-point="1" draw:end-shape="id29" draw:end-glue-point="2" svg:d="M20305 12612h805v-1106" svg:viewBox="0 0 806 1107">
          <text:p/>
        </draw:connector>
        <draw:custom-shape draw:style-name="gr31" draw:text-style-name="P11" xml:id="id30" draw:id="id30" draw:layer="layout" svg:width="3.683cm" svg:height="1.651cm" svg:x="6.207cm" svg:y="7.223cm">
          <text:p text:style-name="P1"><text:span text:style-name="T1">XxxOutputThread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6.207cm" svg:y1="8.048cm" svg:x2="5.445cm" svg:y2="8.048cm" draw:start-shape="id30" draw:start-glue-point="3" draw:end-shape="id21" draw:end-glue-point="1" svg:d="M6207 8048h-762" svg:viewBox="0 0 763 1">
          <text:p/>
        </draw:connector>
        <draw:connector draw:style-name="gr20" draw:text-style-name="P1" draw:layer="layout" svg:x1="10.828cm" svg:y1="8.048cm" svg:x2="9.89cm" svg:y2="8.048cm" draw:start-shape="id31" draw:start-glue-point="3" draw:end-shape="id30" draw:end-glue-point="1" svg:d="M10828 8048h-938" svg:viewBox="0 0 939 1">
          <text:p/>
        </draw:connector>
        <draw:frame draw:style-name="gr18" draw:text-style-name="P6" draw:layer="layout" svg:width="2.54cm" svg:height="1.039cm" svg:x="10.271cm" svg:y="6.184cm">
          <draw:text-box>
            <text:p><text:span text:style-name="T1">Half</text:span><text:span text:style-name="T1">-</text:span><text:span text:style-name="T1">ban</text:span><text:span text:style-name="T1">d </text:span><text:span text:style-name="T1">inte</text:span><text:span text:style-name="T1">rpol</text:span><text:span text:style-name="T1">ator</text:span><text:span text:style-name="T1">s</text:span></text:p>
          </draw:text-box>
        </draw:frame>
        <draw:custom-shape draw:style-name="gr27" draw:text-style-name="P7" xml:id="id32" draw:id="id32" draw:layer="layout" svg:width="1.397cm" svg:height="1.651cm" svg:x="24.207cm" svg:y="10.32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24.588cm" svg:y1="11.596cm" svg:x2="24.588cm" svg:y2="10.453cm">
          <text:p/>
        </draw:line>
        <draw:connector draw:style-name="gr20" draw:text-style-name="P1" draw:layer="layout" svg:x1="24.207cm" svg:y1="11.151cm" svg:x2="23.142cm" svg:y2="11.061cm" draw:start-shape="id32" draw:start-glue-point="3" draw:end-shape="id29" draw:end-glue-point="1" svg:d="M24207 11151h-533v-90h-532" svg:viewBox="0 0 1066 91">
          <text:p/>
        </draw:connector>
        <draw:frame draw:style-name="gr19" draw:text-style-name="P6" draw:layer="layout" svg:width="2.54cm" svg:height="1.433cm" svg:x="25.809cm" svg:y="10.661cm">
          <draw:text-box>
            <text:p><text:span text:style-name="T1">Half</text:span><text:span text:style-name="T1">-</text:span><text:span text:style-name="T1">ban</text:span><text:span text:style-name="T1">d </text:span><text:span text:style-name="T1">inte</text:span><text:span text:style-name="T1">rpol</text:span><text:span text:style-name="T1">ator</text:span><text:span text:style-name="T1">s</text:span></text:p>
            <text:p><text:span text:style-name="T1">chai</text:span><text:span text:style-name="T1">n</text:span></text:p>
          </draw:text-box>
        </draw:frame>
        <draw:custom-shape draw:style-name="gr27" draw:text-style-name="P7" xml:id="id33" draw:id="id33" draw:layer="layout" svg:width="1.397cm" svg:height="1.651cm" svg:x="17.775cm" svg:y="14.405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8.129cm" svg:y1="15.802cm" svg:x2="18.129cm" svg:y2="14.659cm">
          <text:p/>
        </draw:line>
        <draw:frame draw:style-name="gr18" draw:text-style-name="P6" draw:layer="layout" svg:width="2.54cm" svg:height="1.039cm" svg:x="19.332cm" svg:y="14.632cm">
          <draw:text-box>
            <text:p><text:span text:style-name="T1">Rati</text:span><text:span text:style-name="T1">onal </text:span><text:span text:style-name="T1">inte</text:span><text:span text:style-name="T1">rpol</text:span><text:span text:style-name="T1">ator</text:span></text:p>
          </draw:text-box>
        </draw:frame>
        <draw:connector draw:style-name="gr20" draw:text-style-name="P1" draw:layer="layout" svg:x1="18.473cm" svg:y1="14.405cm" svg:x2="18.463cm" svg:y2="13.438cm" draw:start-shape="id33" draw:start-glue-point="0" draw:end-shape="id24" draw:end-glue-point="2" svg:d="M18473 14405v-484h-10v-483" svg:viewBox="0 0 11 968">
          <text:p/>
        </draw:connector>
        <draw:custom-shape draw:style-name="gr30" draw:text-style-name="P12" xml:id="id34" draw:id="id34" draw:layer="layout" svg:width="3.683cm" svg:height="1.651cm" svg:x="24.649cm" svg:y="6.434cm">
          <text:p text:style-name="P1"><text:span text:style-name="T1">XxxGUI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23.352cm" svg:y1="7.186cm" svg:x2="24.649cm" svg:y2="7.259cm" draw:start-shape="id25" draw:start-glue-point="1" draw:end-shape="id34" svg:d="M23352 7186h648v73h649" svg:viewBox="0 0 1298 74">
          <text:p/>
        </draw:connector>
        <draw:frame draw:style-name="gr24" draw:text-style-name="P6" draw:layer="layout" svg:width="2.712cm" svg:height="0.645cm" svg:x="23.98cm" svg:y="5.562cm">
          <draw:text-box>
            <text:p><text:span text:style-name="T1">For </text:span><text:span text:style-name="T1">GUI </text:span><text:span text:style-name="T1">flav</text:span><text:span text:style-name="T1">or</text:span></text:p>
          </draw:text-box>
        </draw:frame>
        <draw:custom-shape draw:style-name="gr29" draw:text-style-name="P11" draw:layer="layout" svg:width="3.429cm" svg:height="1.651cm" svg:x="1.762cm" svg:y="14.462cm">
          <text:p text:style-name="P1"><text:span text:style-name="T1">TestSink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4.693cm" svg:height="0.645cm" svg:x="14.97cm" svg:y="6.461cm">
          <draw:text-box>
            <text:p><text:span text:style-name="T1">Del</text:span><text:span text:style-name="T1">ega</text:span><text:span text:style-name="T1">tes </text:span><text:span text:style-name="T1">DS</text:span><text:span text:style-name="T1">P </text:span><text:span text:style-name="T1">pro</text:span><text:span text:style-name="T1">ces</text:span><text:span text:style-name="T1">sing</text:span></text:p>
          </draw:text-box>
        </draw:frame>
      </draw:page>
      <draw:page draw:name="page3" draw:style-name="dp1" draw:master-page-name="Default">
        <draw:custom-shape draw:style-name="gr35" draw:text-style-name="P2" draw:layer="layout" svg:width="3.683cm" svg:height="0.889cm" svg:x="24.623cm" svg:y="10.868cm">
          <text:p text:style-name="P1"><text:span text:style-name="T1">DownChanneliz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064cm" svg:height="0.889cm" svg:x="19.878cm" svg:y="10.9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7" draw:layer="layout" svg:width="1.397cm" svg:height="1.524cm" svg:x="7.693cm" svg:y="11.80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7.947cm" svg:y1="12.01cm" svg:x2="7.947cm" svg:y2="13.151cm">
            <text:p/>
          </draw:line>
        </draw:g>
        <draw:custom-shape draw:style-name="gr27" draw:text-style-name="P7" draw:layer="layout" svg:width="1.397cm" svg:height="1.651cm" svg:x="2.748cm" svg:y="11.541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3.129cm" svg:y1="12.811cm" svg:x2="3.129cm" svg:y2="11.668cm">
          <text:p/>
        </draw:line>
        <draw:custom-shape draw:style-name="gr36" draw:text-style-name="P11" xml:id="id41" draw:id="id41" draw:layer="layout" svg:width="4.064cm" svg:height="0.889cm" svg:x="19.478cm" svg:y="10.2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38" draw:id="id38" draw:layer="layout" svg:width="4.191cm" svg:height="1.651cm" svg:x="18.018cm" svg:y="4.302cm">
          <text:p text:style-name="P1"><text:span text:style-name="T5">BasebandSampleMIMO</text:span></text:p>
          <text:p text:style-name="P1"><text:span text:style-name="T6">MIMOChannel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43" draw:id="id43" draw:layer="layout" svg:width="1.397cm" svg:height="1.651cm" svg:x="2.416cm" svg:y="11.1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36" draw:id="id36" draw:layer="layout" svg:width="3.683cm" svg:height="1.651cm" svg:x="1.362cm" svg:y="4.594cm">
          <text:p text:style-name="P1"><text:span text:style-name="T5">DeviceSampleMIMO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.797cm" svg:y1="12.43cm" svg:x2="2.797cm" svg:y2="11.287cm">
          <text:p/>
        </draw:line>
        <draw:custom-shape draw:style-name="gr39" draw:text-style-name="P15" xml:id="id37" draw:id="id37" draw:layer="layout" svg:width="3.683cm" svg:height="1.651cm" svg:x="18.272cm" svg:y="6.715cm">
          <text:p text:style-name="P1"><text:span text:style-name="T5">Xxx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xml:id="id35" draw:id="id35" draw:layer="layout" svg:width="3.683cm" svg:height="1.651cm" svg:x="1.362cm" svg:y="7.223cm">
          <text:p text:style-name="P1"><text:span text:style-name="T5">Xxx(MI|MO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203cm" svg:y1="7.223cm" svg:x2="3.203cm" svg:y2="6.245cm" draw:start-shape="id35" draw:start-glue-point="0" draw:end-shape="id36" draw:end-glue-point="2" svg:d="M3203 7223v-978" svg:viewBox="0 0 1 979">
          <text:p/>
        </draw:connector>
        <draw:connector draw:style-name="gr5" draw:text-style-name="P13" draw:layer="layout" svg:x1="20.113cm" svg:y1="6.715cm" svg:x2="20.113cm" svg:y2="5.953cm" draw:start-shape="id37" draw:start-glue-point="0" draw:end-shape="id38" draw:end-glue-point="2" svg:d="M20113 6715v-762" svg:viewBox="0 0 1 763">
          <text:p/>
        </draw:connector>
        <draw:frame draw:style-name="gr11" draw:text-style-name="P6" draw:layer="layout" svg:width="2.42cm" svg:height="0.645cm" svg:x="16.106cm" svg:y="1.381cm">
          <draw:text-box>
            <text:p><text:span text:style-name="T1">sdr</text:span><text:span text:style-name="T1">bas</text:span><text:span text:style-name="T1">e/</text:span><text:span text:style-name="T1">dsp</text:span></text:p>
          </draw:text-box>
        </draw:frame>
        <draw:frame draw:style-name="gr12" draw:text-style-name="P6" draw:layer="layout" svg:width="3.937cm" svg:height="0.645cm" svg:x="3.756cm" svg:y="14.9cm">
          <draw:text-box>
            <text:p><text:span text:style-name="T1">plug</text:span><text:span text:style-name="T1">ins/</text:span><text:span text:style-name="T1">sa</text:span><text:span text:style-name="T1">mpl</text:span><text:span text:style-name="T1">emi</text:span><text:span text:style-name="T1">mo</text:span></text:p>
          </draw:text-box>
        </draw:frame>
        <draw:frame draw:style-name="gr17" draw:text-style-name="P9" draw:layer="layout" svg:width="3.937cm" svg:height="0.725cm" svg:x="2.397cm" svg:y="18.272cm">
          <draw:text-box>
            <text:p><text:span text:style-name="T4">MI</text:span><text:span text:style-name="T4">M</text:span><text:span text:style-name="T4">O </text:span><text:span text:style-name="T4">flo</text:span><text:span text:style-name="T4">w</text:span></text:p>
          </draw:text-box>
        </draw:frame>
        <draw:custom-shape draw:style-name="gr37" draw:text-style-name="P14" xml:id="id39" draw:id="id39" draw:layer="layout" svg:width="4.191cm" svg:height="1.651cm" svg:x="10.525cm" svg:y="2.905cm">
          <text:p text:style-name="P1"><text:span text:style-name="T5">DSPDeviceMIMOEngin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3.203cm" svg:y1="4.594cm" svg:x2="10.525cm" svg:y2="3.73cm" draw:start-shape="id36" draw:start-glue-point="0" draw:end-shape="id39" draw:end-glue-point="3" svg:d="M3203 4594v-864h7322" svg:viewBox="0 0 7323 865">
          <text:p/>
        </draw:connector>
        <draw:connector draw:style-name="gr41" draw:text-style-name="P1" draw:layer="layout" svg:x1="14.716cm" svg:y1="3.73cm" svg:x2="20.113cm" svg:y2="4.302cm" draw:start-shape="id39" draw:start-glue-point="1" draw:end-shape="id38" draw:end-glue-point="0" svg:d="M14716 3730h5397v572" svg:viewBox="0 0 5398 573">
          <text:p/>
        </draw:connector>
        <draw:custom-shape draw:style-name="gr39" draw:text-style-name="P15" xml:id="id40" draw:id="id40" draw:layer="layout" svg:width="3.683cm" svg:height="1.651cm" svg:x="11.122cm" svg:y="8.712cm">
          <text:p text:style-name="P1"><text:span text:style-name="T5">XxxBaseband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963cm" svg:y1="8.712cm" svg:x2="18.272cm" svg:y2="7.54cm" draw:start-shape="id40" draw:start-glue-point="0" draw:end-shape="id37" draw:end-glue-point="3" svg:d="M12963 8712v-1172h5309" svg:viewBox="0 0 5310 1173">
          <text:p/>
        </draw:connector>
        <draw:connector draw:style-name="gr20" draw:text-style-name="P1" draw:layer="layout" svg:x1="21.51cm" svg:y1="10.217cm" svg:x2="14.805cm" svg:y2="9.537cm" draw:start-shape="id41" draw:start-glue-point="0" draw:end-shape="id40" draw:end-glue-point="1" svg:d="M21510 10217v-680h-6705" svg:viewBox="0 0 6706 681">
          <text:p/>
        </draw:connector>
        <draw:custom-shape draw:style-name="gr40" draw:text-style-name="P14" xml:id="id42" draw:id="id42" draw:layer="layout" svg:width="3.683cm" svg:height="1.651cm" svg:x="3.794cm" svg:y="9.255cm">
          <text:p text:style-name="P1"><text:span text:style-name="T7">Xxx</text:span><text:span text:style-name="T5">(MI|MO)Thread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5.635cm" svg:y1="9.255cm" svg:x2="5.045cm" svg:y2="8.048cm" draw:start-shape="id42" draw:end-shape="id35" draw:end-glue-point="1" svg:d="M5635 9255v-1207h-590" svg:viewBox="0 0 591 1208">
          <text:p/>
        </draw:connector>
        <draw:connector draw:style-name="gr20" draw:text-style-name="P1" draw:layer="layout" svg:x1="3.114cm" svg:y1="11.16cm" svg:x2="3.794cm" svg:y2="10.08cm" draw:start-shape="id43" draw:start-glue-point="0" draw:end-shape="id42" draw:end-glue-point="3" svg:d="M3114 11160v-1080h680" svg:viewBox="0 0 681 1081">
          <text:p/>
        </draw:connector>
        <draw:frame draw:style-name="gr19" draw:text-style-name="P6" draw:layer="layout" svg:width="2.54cm" svg:height="1.433cm" svg:x="2.016cm" svg:y="13.384cm">
          <draw:text-box>
            <text:p><text:span text:style-name="T1">Half</text:span><text:span text:style-name="T1">-</text:span><text:span text:style-name="T1">ban</text:span><text:span text:style-name="T1">d </text:span><text:span text:style-name="T1">inte</text:span><text:span text:style-name="T1">rpol</text:span><text:span text:style-name="T1">ator</text:span><text:span text:style-name="T1">s </text:span><text:span text:style-name="T1">per </text:span><text:span text:style-name="T1">stre</text:span><text:span text:style-name="T1">am</text:span></text:p>
          </draw:text-box>
        </draw:frame>
        <draw:custom-shape draw:style-name="gr42" draw:text-style-name="P11" xml:id="id44" draw:id="id44" draw:layer="layout" svg:width="4.191cm" svg:height="0.762cm" svg:x="10.525cm" svg:y="1.354cm">
          <text:p text:style-name="P1"><text:span text:style-name="T1">BasebandSampleSource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xml:id="id45" draw:id="id45" draw:layer="layout" svg:width="3.683cm" svg:height="0.762cm" svg:x="10.779cm" svg:y="5.318cm">
          <text:p text:style-name="P1"><text:span text:style-name="T1">BasebandSampleSink</text:span></text:p>
          <draw:enhanced-geometry svg:viewBox="0 0 21600 21600" draw:type="rectangle" draw:enhanced-path="M 0 0 L 21600 0 21600 21600 0 21600 0 0 Z N"/>
        </draw:custom-shape>
        <draw:connector draw:style-name="gr44" draw:text-style-name="P1" draw:layer="layout" svg:x1="12.62cm" svg:y1="2.116cm" svg:x2="12.62cm" svg:y2="2.905cm" draw:start-shape="id44" draw:start-glue-point="2" draw:end-shape="id39" draw:end-glue-point="0" svg:d="M12620 2116v789" svg:viewBox="0 0 1 790">
          <text:p/>
        </draw:connector>
        <draw:connector draw:style-name="gr45" draw:text-style-name="P1" draw:layer="layout" svg:x1="12.62cm" svg:y1="4.556cm" svg:x2="12.62cm" svg:y2="5.318cm" draw:start-shape="id39" draw:start-glue-point="2" draw:end-shape="id45" draw:end-glue-point="0" svg:d="M12620 4556v762" svg:viewBox="0 0 1 763">
          <text:p/>
        </draw:connector>
        <draw:g xml:id="id46" draw:id="id46">
          <draw:custom-shape draw:style-name="gr13" draw:text-style-name="P7" draw:layer="layout" svg:width="1.397cm" svg:height="1.524cm" svg:x="7.312cm" svg:y="11.2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7.566cm" svg:y1="11.502cm" svg:x2="7.566cm" svg:y2="12.643cm">
            <text:p/>
          </draw:line>
        </draw:g>
        <draw:connector draw:style-name="gr20" draw:text-style-name="P1" draw:layer="layout" svg:x1="8.01cm" svg:y1="11.298cm" svg:x2="7.477cm" svg:y2="10.08cm" draw:start-shape="id46" draw:start-glue-point="0" draw:end-shape="id42" draw:end-glue-point="1" svg:d="M8010 11298v-1218h-533" svg:viewBox="0 0 534 1219">
          <text:p/>
        </draw:connector>
        <draw:g>
          <draw:custom-shape draw:style-name="gr13" draw:text-style-name="P7" draw:layer="layout" svg:width="1.397cm" svg:height="1.524cm" svg:x="7.312cm" svg:y="11.2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7.566cm" svg:y1="11.502cm" svg:x2="7.566cm" svg:y2="12.643cm">
            <text:p/>
          </draw:line>
        </draw:g>
        <draw:frame draw:style-name="gr19" draw:text-style-name="P6" draw:layer="layout" svg:width="2.54cm" svg:height="1.433cm" svg:x="6.804cm" svg:y="13.457cm">
          <draw:text-box>
            <text:p><text:span text:style-name="T1">Half</text:span><text:span text:style-name="T1">-</text:span><text:span text:style-name="T1">ban</text:span><text:span text:style-name="T1">d </text:span><text:span text:style-name="T1">deci</text:span><text:span text:style-name="T1">mat</text:span><text:span text:style-name="T1">ors </text:span><text:span text:style-name="T1">per </text:span><text:span text:style-name="T1">stre</text:span><text:span text:style-name="T1">am</text:span></text:p>
          </draw:text-box>
        </draw:frame>
        <draw:custom-shape draw:style-name="gr46" draw:text-style-name="P2" xml:id="id47" draw:id="id47" draw:layer="layout" svg:width="3.683cm" svg:height="0.889cm" svg:x="24.223cm" svg:y="10.168cm">
          <text:p text:style-name="P1"><text:span text:style-name="T1">DownChannelizer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26.064cm" svg:y1="10.168cm" svg:x2="14.805cm" svg:y2="9.537cm" draw:start-shape="id47" draw:start-glue-point="0" draw:end-shape="id40" draw:end-glue-point="1" svg:d="M26064 10168v-631h-11259" svg:viewBox="0 0 11260 632">
          <text:p/>
        </draw:connector>
        <draw:frame draw:style-name="gr12" draw:text-style-name="P6" draw:layer="layout" svg:width="3.937cm" svg:height="0.645cm" svg:x="20.05cm" svg:y="18.161cm">
          <draw:text-box>
            <text:p><text:span text:style-name="T1">plug</text:span><text:span text:style-name="T1">ins/</text:span><text:span text:style-name="T1">cha</text:span><text:span text:style-name="T1">nnel</text:span><text:span text:style-name="T1">mi</text:span><text:span text:style-name="T1">mo</text:span></text:p>
          </draw:text-box>
        </draw:frame>
        <draw:custom-shape draw:style-name="gr47" draw:text-style-name="P14" xml:id="id48" draw:id="id48" draw:layer="layout" svg:width="4.064cm" svg:height="0.889cm" svg:x="14.778cm" svg:y="12.917cm">
          <text:p text:style-name="P1"><text:span text:style-name="T5">MIMOChannelizer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6.81cm" svg:y1="12.917cm" svg:x2="14.805cm" svg:y2="9.537cm" draw:start-shape="id48" draw:start-glue-point="0" draw:end-shape="id40" draw:end-glue-point="1" svg:d="M16810 12917v-3380h-2005" svg:viewBox="0 0 2006 3381">
          <text:p/>
        </draw:connector>
        <draw:custom-shape draw:style-name="gr39" draw:text-style-name="P15" xml:id="id52" draw:id="id52" draw:layer="layout" svg:width="3.683cm" svg:height="1.651cm" svg:x="14.997cm" svg:y="15.143cm">
          <text:p text:style-name="P1"><text:span text:style-name="T5">XxxMIMO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7" draw:layer="layout" svg:width="1.397cm" svg:height="1.524cm" svg:x="21.093cm" svg:y="12.90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1.347cm" svg:y1="13.11cm" svg:x2="21.347cm" svg:y2="14.251cm">
            <text:p/>
          </draw:line>
        </draw:g>
        <draw:g>
          <draw:custom-shape draw:style-name="gr13" draw:text-style-name="P7" draw:layer="layout" svg:width="1.397cm" svg:height="1.524cm" svg:x="20.712cm" svg:y="12.3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0.966cm" svg:y1="12.602cm" svg:x2="20.966cm" svg:y2="13.743cm">
            <text:p/>
          </draw:line>
        </draw:g>
        <draw:g xml:id="id50" draw:id="id50">
          <draw:custom-shape draw:style-name="gr13" draw:text-style-name="P7" draw:layer="layout" svg:width="1.397cm" svg:height="1.524cm" svg:x="20.712cm" svg:y="12.3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0.966cm" svg:y1="12.602cm" svg:x2="20.966cm" svg:y2="13.743cm">
            <text:p/>
          </draw:line>
        </draw:g>
        <draw:frame draw:style-name="gr18" draw:text-style-name="P6" draw:layer="layout" svg:width="4.191cm" svg:height="1.433cm" svg:x="22.717cm" svg:y="12.788cm">
          <draw:text-box>
            <text:p><text:span text:style-name="T1">Half</text:span><text:span text:style-name="T1">-</text:span><text:span text:style-name="T1">ban</text:span><text:span text:style-name="T1">d </text:span><text:span text:style-name="T1">deci</text:span><text:span text:style-name="T1">mat</text:span><text:span text:style-name="T1">ors </text:span><text:span text:style-name="T1">chai</text:span><text:span text:style-name="T1">ns - </text:span><text:span text:style-name="T1">one </text:span><text:span text:style-name="T1">per </text:span><text:span text:style-name="T1">stre</text:span><text:span text:style-name="T1">am</text:span></text:p>
          </draw:text-box>
        </draw:frame>
        <draw:custom-shape draw:style-name="gr27" draw:text-style-name="P7" draw:layer="layout" svg:width="1.397cm" svg:height="1.651cm" svg:x="11.748cm" svg:y="12.741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2.129cm" svg:y1="14.011cm" svg:x2="12.129cm" svg:y2="12.868cm">
          <text:p/>
        </draw:line>
        <draw:custom-shape draw:style-name="gr27" draw:text-style-name="P7" xml:id="id49" draw:id="id49" draw:layer="layout" svg:width="1.397cm" svg:height="1.651cm" svg:x="11.416cm" svg:y="12.3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1.797cm" svg:y1="13.63cm" svg:x2="11.797cm" svg:y2="12.487cm">
          <text:p/>
        </draw:line>
        <draw:frame draw:style-name="gr48" draw:text-style-name="P6" draw:layer="layout" svg:width="4.445cm" svg:height="1.052cm" svg:x="10.525cm" svg:y="11.287cm">
          <draw:text-box>
            <text:p><text:span text:style-name="T1">Half</text:span><text:span text:style-name="T1">-</text:span><text:span text:style-name="T1">ban</text:span><text:span text:style-name="T1">d </text:span><text:span text:style-name="T1">inte</text:span><text:span text:style-name="T1">rpol</text:span><text:span text:style-name="T1">ator</text:span><text:span text:style-name="T1">s </text:span><text:span text:style-name="T1">chai</text:span><text:span text:style-name="T1">ns - </text:span><text:span text:style-name="T1">one </text:span><text:span text:style-name="T1">per </text:span><text:span text:style-name="T1">stre</text:span><text:span text:style-name="T1">am</text:span></text:p>
          </draw:text-box>
        </draw:frame>
        <draw:connector draw:style-name="gr20" draw:text-style-name="P1" draw:layer="layout" svg:x1="12.813cm" svg:y1="13.185cm" svg:x2="14.778cm" svg:y2="13.361cm" draw:start-shape="id49" draw:start-glue-point="1" draw:end-shape="id48" draw:end-glue-point="3" svg:d="M12813 13185h982v176h983" svg:viewBox="0 0 1966 177">
          <text:p/>
        </draw:connector>
        <draw:connector draw:style-name="gr20" draw:text-style-name="P1" draw:layer="layout" svg:x1="20.712cm" svg:y1="13.16cm" svg:x2="18.842cm" svg:y2="13.361cm" draw:start-shape="id50" draw:start-glue-point="3" draw:end-shape="id48" draw:end-glue-point="1" svg:d="M20712 13160h-935v201h-935" svg:viewBox="0 0 1871 202">
          <text:p/>
        </draw:connector>
        <draw:custom-shape draw:style-name="gr27" draw:text-style-name="P7" draw:layer="layout" svg:width="1.397cm" svg:height="1.651cm" svg:x="11.922cm" svg:y="15.34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2.303cm" svg:y1="16.61cm" svg:x2="12.303cm" svg:y2="15.467cm">
          <text:p/>
        </draw:line>
        <draw:custom-shape draw:style-name="gr27" draw:text-style-name="P7" xml:id="id51" draw:id="id51" draw:layer="layout" svg:width="1.397cm" svg:height="1.651cm" svg:x="11.59cm" svg:y="14.959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1.971cm" svg:y1="16.229cm" svg:x2="11.971cm" svg:y2="15.086cm">
          <text:p/>
        </draw:line>
        <draw:connector draw:style-name="gr20" draw:text-style-name="P1" draw:layer="layout" svg:x1="12.987cm" svg:y1="15.784cm" svg:x2="14.997cm" svg:y2="15.968cm" draw:start-shape="id51" draw:start-glue-point="1" draw:end-shape="id52" draw:end-glue-point="3" svg:d="M12987 15784h1004v184h1006" svg:viewBox="0 0 2011 185">
          <text:p/>
        </draw:connector>
        <draw:frame draw:style-name="gr18" draw:text-style-name="P6" draw:layer="layout" svg:width="4.064cm" svg:height="1.039cm" svg:x="10.798cm" svg:y="17.106cm">
          <draw:text-box>
            <text:p><text:span text:style-name="T1">Rati</text:span><text:span text:style-name="T1">onal </text:span><text:span text:style-name="T1">inte</text:span><text:span text:style-name="T1">rpol</text:span><text:span text:style-name="T1">ator</text:span><text:span text:style-name="T1">s </text:span><text:span text:style-name="T1">one </text:span><text:span text:style-name="T1">per </text:span><text:span text:style-name="T1">stre</text:span><text:span text:style-name="T1">am</text:span></text:p>
          </draw:text-box>
        </draw:frame>
        <draw:g>
          <draw:custom-shape draw:style-name="gr13" draw:text-style-name="P7" draw:layer="layout" svg:width="1.397cm" svg:height="1.524cm" svg:x="21.092cm" svg:y="15.40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1.346cm" svg:y1="15.61cm" svg:x2="21.346cm" svg:y2="16.751cm">
            <text:p/>
          </draw:line>
        </draw:g>
        <draw:g>
          <draw:custom-shape draw:style-name="gr13" draw:text-style-name="P7" draw:layer="layout" svg:width="1.397cm" svg:height="1.524cm" svg:x="20.711cm" svg:y="14.8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0.965cm" svg:y1="15.102cm" svg:x2="20.965cm" svg:y2="16.243cm">
            <text:p/>
          </draw:line>
        </draw:g>
        <draw:g xml:id="id53" draw:id="id53">
          <draw:custom-shape draw:style-name="gr13" draw:text-style-name="P7" draw:layer="layout" svg:width="1.397cm" svg:height="1.524cm" svg:x="20.711cm" svg:y="14.8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20.965cm" svg:y1="15.102cm" svg:x2="20.965cm" svg:y2="16.243cm">
            <text:p/>
          </draw:line>
        </draw:g>
        <draw:frame draw:style-name="gr49" draw:text-style-name="P6" draw:layer="layout" svg:width="4.064cm" svg:height="1.166cm" svg:x="22.717cm" svg:y="15.328cm">
          <draw:text-box>
            <text:p><text:span text:style-name="T1">Rati</text:span><text:span text:style-name="T1">onal </text:span><text:span text:style-name="T1">deci</text:span><text:span text:style-name="T1">mat</text:span><text:span text:style-name="T1">ors </text:span><text:span text:style-name="T1">one </text:span><text:span text:style-name="T1">per </text:span><text:span text:style-name="T1">stre</text:span><text:span text:style-name="T1">am</text:span></text:p>
          </draw:text-box>
        </draw:frame>
        <draw:connector draw:style-name="gr20" draw:text-style-name="P1" draw:layer="layout" svg:x1="20.711cm" svg:y1="15.66cm" svg:x2="18.68cm" svg:y2="15.968cm" draw:start-shape="id53" draw:start-glue-point="3" draw:end-shape="id52" draw:end-glue-point="1" svg:d="M20711 15660h-1016v308h-1015" svg:viewBox="0 0 2032 309">
          <text:p/>
        </draw:connector>
        <draw:connector draw:style-name="gr20" draw:text-style-name="P1" draw:layer="layout" svg:x1="16.838cm" svg:y1="15.143cm" svg:x2="16.81cm" svg:y2="13.806cm" draw:start-shape="id52" draw:start-glue-point="0" draw:end-shape="id48" draw:end-glue-point="2" svg:d="M16838 15143v-669h-28v-668" svg:viewBox="0 0 29 1338">
          <text:p/>
        </draw:connector>
        <draw:custom-shape draw:style-name="gr50" draw:text-style-name="P5" xml:id="id54" draw:id="id54" draw:layer="layout" svg:width="5.08cm" svg:height="0.889cm" svg:x="14.262cm" svg:y="17.891cm">
          <text:p text:style-name="P1"><text:span text:style-name="T1">Synchronized streams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1" draw:layer="layout" svg:x1="16.802cm" svg:y1="17.891cm" svg:x2="16.838cm" svg:y2="16.794cm" draw:start-shape="id54" draw:start-glue-point="0" draw:end-shape="id52" draw:end-glue-point="2" svg:d="M16802 17891v-549h36v-548" svg:viewBox="0 0 37 1098">
          <text:p/>
        </draw:connector>
        <draw:custom-shape draw:style-name="gr39" draw:text-style-name="P15" xml:id="id55" draw:id="id55" draw:layer="layout" svg:width="3.683cm" svg:height="1.651cm" svg:x="23.098cm" svg:y="6.715cm">
          <text:p text:style-name="P1"><text:span text:style-name="T5">XxxGUI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svg:x1="21.955cm" svg:y1="7.54cm" svg:x2="23.098cm" svg:y2="7.54cm" draw:start-shape="id37" draw:start-glue-point="1" draw:end-shape="id55" draw:end-glue-point="3" svg:d="M21955 7540h1143" svg:viewBox="0 0 1144 1">
          <text:p/>
        </draw:connector>
        <draw:frame draw:style-name="gr24" draw:text-style-name="P6" draw:layer="layout" svg:width="2.712cm" svg:height="0.645cm" svg:x="22.463cm" svg:y="6.07cm">
          <draw:text-box>
            <text:p><text:span text:style-name="T1">For </text:span><text:span text:style-name="T1">GUI </text:span><text:span text:style-name="T1">flav</text:span><text:span text:style-name="T1">or</text:span></text:p>
          </draw:text-box>
        </draw:frame>
      </draw:page>
      <draw:page draw:name="page4" draw:style-name="dp1" draw:master-page-name="Default">
        <draw:custom-shape draw:style-name="gr53" draw:text-style-name="P16" draw:layer="layout" svg:width="8.89cm" svg:height="5.815cm" svg:x="1.127cm" svg:y="5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6.731cm" svg:height="6.223cm" svg:x="14.843cm" svg:y="2.3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6.858cm" svg:height="7.493cm" svg:x="21.701cm" svg:y="2.3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6.731cm" svg:height="6.223cm" svg:x="14.843cm" svg:y="2.3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1.905cm" svg:height="1.27cm" svg:x="1.289cm" svg:y="7.858cm">
          <text:p text:style-name="P1"><text:span text:style-name="T1">Device</text:span></text:p>
          <text:p text:style-name="P1"><text:span text:style-name="T1">Interface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3.034cm" svg:height="0.645cm" svg:x="1.189cm" svg:y="12.141cm">
          <draw:text-box>
            <text:p><text:span text:style-name="T1">US</text:span><text:span text:style-name="T1">B, </text:span><text:span text:style-name="T1">Eth</text:span><text:span text:style-name="T1">ern</text:span><text:span text:style-name="T1">et...</text:span></text:p>
          </draw:text-box>
        </draw:frame>
        <draw:custom-shape draw:style-name="gr58" draw:text-style-name="P19" draw:layer="layout" svg:width="2.413cm" svg:height="1.651cm" svg:x="4.437cm" svg:y="7.677cm">
          <text:p text:style-name="P1"><text:span text:style-name="T1">Half-band</text:span></text:p>
          <text:p text:style-name="P1"><text:span text:style-name="T1">Interpolator/</text:span></text:p>
          <text:p text:style-name="P1"><text:span text:style-name="T1">Decimat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016cm" svg:height="3.81cm" svg:x="8.293cm" svg:y="6.7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3.556cm" svg:height="6.731cm" svg:x="10.76cm" svg:y="5.253cm">
          <text:p text:style-name="P1"><text:span text:style-name="T1">DSP</text:span></text:p>
          <text:p text:style-name="P1"><text:span text:style-name="T1">Device</text:span></text:p>
          <text:p text:style-name="P1"><text:span text:style-name="T1">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9" draw:layer="layout" svg:width="3.05cm" svg:height="0.725cm" svg:x="3.54cm" svg:y="4.513cm">
          <draw:text-box>
            <text:p><text:span text:style-name="T4">De</text:span><text:span text:style-name="T4">vic</text:span><text:span text:style-name="T4">e </text:span><text:span text:style-name="T4">plu</text:span><text:span text:style-name="T4">gin</text:span></text:p>
          </draw:text-box>
        </draw:frame>
        <draw:frame draw:style-name="gr62" draw:text-style-name="P9" draw:layer="layout" svg:width="3.338cm" svg:height="0.725cm" svg:x="19.112cm" svg:y="1.562cm">
          <draw:text-box>
            <text:p><text:span text:style-name="T4">Ch</text:span><text:span text:style-name="T4">an</text:span><text:span text:style-name="T4">nel </text:span><text:span text:style-name="T4">plu</text:span><text:span text:style-name="T4">gin</text:span></text:p>
          </draw:text-box>
        </draw:frame>
        <draw:frame draw:style-name="gr63" draw:text-style-name="P9" draw:layer="layout" svg:width="4.892cm" svg:height="0.725cm" svg:x="1.127cm" svg:y="13.61cm">
          <draw:text-box>
            <text:p><text:span text:style-name="T4">De</text:span><text:span text:style-name="T4">vic</text:span><text:span text:style-name="T4">e </text:span><text:span text:style-name="T4">set </text:span><text:span text:style-name="T4">ge</text:span><text:span text:style-name="T4">ner</text:span><text:span text:style-name="T4">al </text:span><text:span text:style-name="T4">flo</text:span><text:span text:style-name="T4">w</text:span></text:p>
          </draw:text-box>
        </draw:frame>
        <draw:frame draw:style-name="gr64" draw:text-style-name="P21" draw:layer="layout" svg:width="1.306cm" svg:height="0.645cm" svg:x="8.142cm" svg:y="10.625cm">
          <draw:text-box>
            <text:p text:style-name="P1"><text:span text:style-name="T1">FIF</text:span><text:span text:style-name="T1">O</text:span></text:p>
          </draw:text-box>
        </draw:frame>
        <draw:line draw:style-name="gr14" draw:text-style-name="P4" draw:layer="layout" svg:x1="3.267cm" svg:y1="8.239cm" svg:x2="4.41cm" svg:y2="8.239cm">
          <text:p/>
        </draw:line>
        <draw:line draw:style-name="gr14" draw:text-style-name="P4" draw:layer="layout" svg:x1="4.283cm" svg:y1="8.874cm" svg:x2="3.267cm" svg:y2="8.874cm">
          <text:p/>
        </draw:line>
        <draw:frame draw:style-name="gr65" draw:text-style-name="P21" draw:layer="layout" svg:width="2.788cm" svg:height="1.039cm" svg:x="2.189cm" svg:y="6.342cm">
          <draw:text-box>
            <text:p text:style-name="P1"><text:span text:style-name="T1">Dev</text:span><text:span text:style-name="T1">ice </text:span><text:span text:style-name="T1">to </text:span><text:span text:style-name="T1">Hos</text:span><text:span text:style-name="T1">t</text:span></text:p>
            <text:p text:style-name="P1"><text:span text:style-name="T1">Sa</text:span><text:span text:style-name="T1">mpl</text:span><text:span text:style-name="T1">e </text:span><text:span text:style-name="T1">rate</text:span></text:p>
          </draw:text-box>
        </draw:frame>
        <draw:line draw:style-name="gr66" draw:text-style-name="P4" draw:layer="layout" svg:x1="9.467cm" svg:y1="8.24cm" svg:x2="10.61cm" svg:y2="8.24cm">
          <text:p/>
        </draw:line>
        <draw:line draw:style-name="gr66" draw:text-style-name="P4" draw:layer="layout" svg:x1="10.483cm" svg:y1="8.875cm" svg:x2="9.467cm" svg:y2="8.875cm">
          <text:p/>
        </draw:line>
        <draw:line draw:style-name="gr66" draw:text-style-name="P4" draw:layer="layout" svg:x1="6.967cm" svg:y1="8.241cm" svg:x2="8.11cm" svg:y2="8.241cm">
          <text:p/>
        </draw:line>
        <draw:line draw:style-name="gr66" draw:text-style-name="P4" draw:layer="layout" svg:x1="7.983cm" svg:y1="8.876cm" svg:x2="6.967cm" svg:y2="8.876cm">
          <text:p/>
        </draw:line>
        <draw:frame draw:style-name="gr18" draw:text-style-name="P22" draw:layer="layout" svg:width="2.39cm" svg:height="1.039cm" svg:x="7.489cm" svg:y="5.643cm">
          <draw:text-box>
            <text:p text:style-name="P1"><text:span text:style-name="T8">Bas</text:span><text:span text:style-name="T8">eba</text:span><text:span text:style-name="T8">nd</text:span></text:p>
            <text:p text:style-name="P1"><text:span text:style-name="T8">Sa</text:span><text:span text:style-name="T8">mpl</text:span><text:span text:style-name="T8">e </text:span><text:span text:style-name="T8">rate</text:span></text:p>
          </draw:text-box>
        </draw:frame>
        <draw:line draw:style-name="gr14" draw:text-style-name="P4" draw:layer="layout" svg:x1="2.016cm" svg:y1="9.382cm" svg:x2="2.016cm" svg:y2="12.049cm">
          <text:p/>
        </draw:line>
        <draw:line draw:style-name="gr14" draw:text-style-name="P4" draw:layer="layout" svg:x1="2.397cm" svg:y1="11.949cm" svg:x2="2.416cm" svg:y2="9.282cm">
          <text:p/>
        </draw:line>
        <draw:custom-shape draw:style-name="gr59" draw:text-style-name="P20" draw:layer="layout" svg:width="1.016cm" svg:height="3.81cm" svg:x="15.893cm" svg:y="3.615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1.306cm" svg:height="0.645cm" svg:x="15.742cm" svg:y="7.526cm">
          <draw:text-box>
            <text:p text:style-name="P1"><text:span text:style-name="T1">FIF</text:span><text:span text:style-name="T1">O</text:span></text:p>
          </draw:text-box>
        </draw:frame>
        <draw:custom-shape draw:style-name="gr58" draw:text-style-name="P19" draw:layer="layout" svg:width="2.413cm" svg:height="1.651cm" svg:x="18.337cm" svg:y="4.577cm">
          <text:p text:style-name="P1"><text:span text:style-name="T1">Half-band</text:span></text:p>
          <text:p text:style-name="P1"><text:span text:style-name="T1">Interpolator/</text:span></text:p>
          <text:p text:style-name="P1"><text:span text:style-name="T1">Decimator</text:span></text:p>
          <text:p text:style-name="P1"><text:span text:style-name="T1">chain</text:span></text:p>
          <draw:enhanced-geometry svg:viewBox="0 0 21600 21600" draw:type="rectangle" draw:enhanced-path="M 0 0 L 21600 0 21600 21600 0 21600 0 0 Z N"/>
        </draw:custom-shape>
        <draw:line draw:style-name="gr66" draw:text-style-name="P4" draw:layer="layout" svg:x1="17.067cm" svg:y1="5.041cm" svg:x2="18.21cm" svg:y2="5.041cm">
          <text:p/>
        </draw:line>
        <draw:line draw:style-name="gr66" draw:text-style-name="P4" draw:layer="layout" svg:x1="18.083cm" svg:y1="5.676cm" svg:x2="17.067cm" svg:y2="5.676cm">
          <text:p/>
        </draw:line>
        <draw:line draw:style-name="gr66" draw:text-style-name="P4" draw:layer="layout" svg:x1="14.316cm" svg:y1="6.334cm" svg:x2="15.41cm" svg:y2="5.342cm">
          <text:p/>
        </draw:line>
        <draw:line draw:style-name="gr66" draw:text-style-name="P4" draw:layer="layout" svg:x1="15.383cm" svg:y1="5.977cm" svg:x2="14.289cm" svg:y2="6.969cm">
          <text:p/>
        </draw:line>
        <draw:frame draw:style-name="gr18" draw:text-style-name="P22" draw:layer="layout" svg:width="2.39cm" svg:height="1.039cm" svg:x="15.089cm" svg:y="2.444cm">
          <draw:text-box>
            <text:p text:style-name="P1"><text:span text:style-name="T8">Bas</text:span><text:span text:style-name="T8">eba</text:span><text:span text:style-name="T8">nd</text:span></text:p>
            <text:p text:style-name="P1"><text:span text:style-name="T8">Sa</text:span><text:span text:style-name="T8">mpl</text:span><text:span text:style-name="T8">e </text:span><text:span text:style-name="T8">rate</text:span></text:p>
          </draw:text-box>
        </draw:frame>
        <draw:frame draw:style-name="gr67" draw:text-style-name="P21" draw:layer="layout" svg:width="2.373cm" svg:height="0.73cm" svg:x="18.31cm" svg:y="6.347cm">
          <draw:text-box>
            <text:p text:style-name="P1"><text:span text:style-name="T1">Cha</text:span><text:span text:style-name="T1">nnel</text:span><text:span text:style-name="T1">izer</text:span></text:p>
          </draw:text-box>
        </draw:frame>
        <draw:custom-shape draw:style-name="gr68" draw:text-style-name="P23" draw:layer="layout" svg:width="2.413cm" svg:height="1.651cm" svg:x="22.237cm" svg:y="4.577cm">
          <text:p text:style-name="P1"><text:span text:style-name="T1">Rational</text:span></text:p>
          <text:p text:style-name="P1"><text:span text:style-name="T1">Interpolator/</text:span></text:p>
          <text:p text:style-name="P1"><text:span text:style-name="T1">Decimator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20.967cm" svg:y1="5.042cm" svg:x2="22.11cm" svg:y2="5.042cm">
          <text:p/>
        </draw:line>
        <draw:line draw:style-name="gr69" draw:text-style-name="P4" draw:layer="layout" svg:x1="21.983cm" svg:y1="5.677cm" svg:x2="20.967cm" svg:y2="5.677cm">
          <text:p/>
        </draw:line>
        <draw:frame draw:style-name="gr18" draw:text-style-name="P24" draw:layer="layout" svg:width="2.39cm" svg:height="1.039cm" svg:x="20.189cm" svg:y="3.245cm">
          <draw:text-box>
            <text:p text:style-name="P1"><text:span text:style-name="T9">Cha</text:span><text:span text:style-name="T9">nnel</text:span></text:p>
            <text:p text:style-name="P1"><text:span text:style-name="T9">Sa</text:span><text:span text:style-name="T9">mpl</text:span><text:span text:style-name="T9">e </text:span><text:span text:style-name="T9">rate</text:span></text:p>
          </draw:text-box>
        </draw:frame>
        <draw:custom-shape draw:style-name="gr70" draw:text-style-name="P7" draw:layer="layout" svg:width="2.159cm" svg:height="1.803cm" svg:x="26.246cm" svg:y="4.558cm">
          <text:p text:style-name="P1"><text:span text:style-name="T1">Samples</text:span></text:p>
          <text:p text:style-name="P1"><text:span text:style-name="T1">producer/</text:span></text:p>
          <text:p text:style-name="P1"><text:span text:style-name="T1">consumer</text:span></text:p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24.867cm" svg:y1="5.043cm" svg:x2="26.01cm" svg:y2="5.043cm">
          <text:p/>
        </draw:line>
        <draw:line draw:style-name="gr71" draw:text-style-name="P4" draw:layer="layout" svg:x1="25.883cm" svg:y1="5.678cm" svg:x2="24.867cm" svg:y2="5.678cm">
          <text:p/>
        </draw:line>
        <draw:frame draw:style-name="gr19" draw:text-style-name="P25" draw:layer="layout" svg:width="2.39cm" svg:height="1.433cm" svg:x="24.289cm" svg:y="2.946cm">
          <draw:text-box>
            <text:p text:style-name="P1"><text:span text:style-name="T10">Sou</text:span><text:span text:style-name="T10">rce/</text:span><text:span text:style-name="T10">Sin</text:span><text:span text:style-name="T10">k</text:span></text:p>
            <text:p text:style-name="P1"><text:span text:style-name="T10">Sa</text:span><text:span text:style-name="T10">mpl</text:span><text:span text:style-name="T10">e </text:span><text:span text:style-name="T10">rate</text:span></text:p>
          </draw:text-box>
        </draw:frame>
        <draw:frame draw:style-name="gr72" draw:text-style-name="P26" draw:layer="layout" svg:width="4.535cm" svg:height="1.547cm" svg:x="24.495cm" svg:y="7.604cm">
          <draw:text-box>
            <text:p text:style-name="P1"><text:span text:style-name="T2">So</text:span><text:span text:style-name="T2">me </text:span><text:span text:style-name="T2">sou</text:span><text:span text:style-name="T2">rce </text:span><text:span text:style-name="T2">or </text:span><text:span text:style-name="T2">sink</text:span><text:span text:style-name="T2">s </text:span><text:span text:style-name="T2">inte</text:span><text:span text:style-name="T2">rfac</text:span><text:span text:style-name="T2">e at </text:span><text:span text:style-name="T2">cha</text:span><text:span text:style-name="T2">nnel </text:span><text:span text:style-name="T2">sa</text:span><text:span text:style-name="T2">mpl</text:span><text:span text:style-name="T2">e </text:span><text:span text:style-name="T2">rate </text:span><text:span text:style-name="T2">dire</text:span><text:span text:style-name="T2">ctly</text:span></text:p>
          </draw:text-box>
        </draw:frame>
        <draw:custom-shape draw:style-name="gr70" draw:text-style-name="P7" draw:layer="layout" svg:width="2.159cm" svg:height="1.803cm" svg:x="22.346cm" svg:y="7.358cm">
          <text:p text:style-name="P1"><text:span text:style-name="T1">Samples</text:span></text:p>
          <text:p text:style-name="P1"><text:span text:style-name="T1">producer/</text:span></text:p>
          <text:p text:style-name="P1"><text:span text:style-name="T1">consumer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21.066cm" svg:y1="6.715cm" svg:x2="22.11cm" svg:y2="7.543cm">
          <text:p/>
        </draw:line>
        <draw:line draw:style-name="gr69" draw:text-style-name="P4" draw:layer="layout" svg:x1="21.983cm" svg:y1="8.178cm" svg:x2="20.939cm" svg:y2="7.35cm">
          <text:p/>
        </draw:line>
        <draw:frame draw:style-name="gr67" draw:text-style-name="P21" draw:layer="layout" svg:width="4.743cm" svg:height="0.73cm" svg:x="21.911cm" svg:y="9.947cm">
          <draw:text-box>
            <text:p text:style-name="P1"><text:span text:style-name="T1">Sou</text:span><text:span text:style-name="T1">rce </text:span><text:span text:style-name="T1">/ </text:span><text:span text:style-name="T1">Sin</text:span><text:span text:style-name="T1">k </text:span><text:span text:style-name="T1">pro</text:span><text:span text:style-name="T1">ces</text:span><text:span text:style-name="T1">sor</text:span></text:p>
          </draw:text-box>
        </draw:frame>
        <draw:frame draw:style-name="gr67" draw:text-style-name="P21" draw:layer="layout" svg:width="4.743cm" svg:height="0.73cm" svg:x="16.012cm" svg:y="8.647cm">
          <draw:text-box>
            <text:p text:style-name="P1"><text:span text:style-name="T1">Bas</text:span><text:span text:style-name="T1">eba</text:span><text:span text:style-name="T1">nd </text:span><text:span text:style-name="T1">pro</text:span><text:span text:style-name="T1">ces</text:span><text:span text:style-name="T1">sor</text:span></text:p>
          </draw:text-box>
        </draw:frame>
        <draw:line draw:style-name="gr66" draw:text-style-name="P4" draw:layer="layout" svg:x1="15.383cm" svg:y1="11.435cm" svg:x2="14.289cm" svg:y2="10.443cm">
          <text:p/>
        </draw:line>
        <draw:line draw:style-name="gr66" draw:text-style-name="P4" draw:layer="layout" svg:x1="14.316cm" svg:y1="11.078cm" svg:x2="15.41cm" svg:y2="12.07cm">
          <text:p/>
        </draw:line>
        <draw:frame draw:style-name="gr73" draw:text-style-name="P26" draw:layer="layout" svg:width="3.573cm" svg:height="0.663cm" svg:x="14.796cm" svg:y="12.105cm">
          <draw:text-box>
            <text:p text:style-name="P1"><text:span text:style-name="T2">Mor</text:span><text:span text:style-name="T2">e </text:span><text:span text:style-name="T2">Cha</text:span><text:span text:style-name="T2">nnel</text:span><text:span text:style-name="T2">s...</text:span></text:p>
          </draw:text-box>
        </draw:frame>
        <draw:custom-shape draw:style-name="gr74" draw:text-style-name="P27" draw:layer="layout" svg:width="4.572cm" svg:height="0.381cm" svg:x="19.337cm" svg:y="10.5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26" draw:layer="layout" svg:width="3.573cm" svg:height="0.663cm" svg:x="19.897cm" svg:y="11.006cm">
          <draw:text-box>
            <text:p text:style-name="P1"><text:span text:style-name="T2">Cha</text:span><text:span text:style-name="T2">nnel </text:span><text:span text:style-name="T2">thre</text:span><text:span text:style-name="T2">ad</text:span></text:p>
          </draw:text-box>
        </draw:frame>
        <draw:custom-shape draw:style-name="gr75" draw:text-style-name="P1" draw:layer="layout" svg:width="2.127cm" svg:height="0.381cm" svg:x="11.538cm" svg:y="12.2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26" draw:layer="layout" svg:width="3.573cm" svg:height="0.663cm" svg:x="11.198cm" svg:y="12.707cm">
          <draw:text-box>
            <text:p text:style-name="P1"><text:span text:style-name="T2">Eng</text:span><text:span text:style-name="T2">ine </text:span><text:span text:style-name="T2">thre</text:span><text:span text:style-name="T2">ad</text:span></text:p>
          </draw:text-box>
        </draw:frame>
        <draw:custom-shape draw:style-name="gr76" draw:text-style-name="P28" draw:layer="layout" svg:width="4.572cm" svg:height="0.381cm" svg:x="4.138cm" svg:y="11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26" draw:layer="layout" svg:width="3.573cm" svg:height="0.663cm" svg:x="4.899cm" svg:y="11.808cm">
          <draw:text-box>
            <text:p text:style-name="P1"><text:span text:style-name="T2">Dev</text:span><text:span text:style-name="T2">ice </text:span><text:span text:style-name="T2">thre</text:span><text:span text:style-name="T2">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7:00:20.412008611</meta:creation-date>
    <dc:date>2019-12-14T05:55:55.690970995</dc:date>
    <meta:editing-duration>PT11H44M59S</meta:editing-duration>
    <meta:editing-cycles>90</meta:editing-cycles>
    <meta:generator>LibreOffice/6.0.7.3$Linux_X86_64 LibreOffice_project/00m0$Build-3</meta:generator>
    <meta:document-statistic meta:object-count="242"/>
  </office:meta>
</office:document-meta>
</file>